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ecko Drive 4-Axis digital step driv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G5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non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river system requiring comput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http://www.geckodrive.com/geckodrive-step-motor-drives/g540.htm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miloh alexnad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OUTPUT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X-AXIS STEP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X-AXIS DIRECTI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Y-AXIS STEP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Y-AXIS DIRECTI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Z-AXIS STEP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Z-AXIS DIRECTI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A-AXIS STEP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A-AXIS DIRECTI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INPUT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INPUT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INPUT 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7" office:value-type="string" calcext:value-type="string">
            <text:p>INPUT 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VFD PWM (50 Hz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7" office:value-type="string" calcext:value-type="string">
            <text:p>FAULT (input to PC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CHARGE PUMP (&gt;10kHZ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7" office:value-type="string" calcext:value-type="string">
            <text:p>OUTPUT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table:number-columns-repeated="6"/>
          <table:table-cell table:style-name="ce13" table:number-columns-repeated="250"/>
        </table:table-row>
        <table:table-row table:style-name="ro1">
          <table:table-cell table:style-name="ce7" table:number-columns-repeated="6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CURRENT SET RESISTO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/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N/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/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CURRENT SET RESISTO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PHASE B MOTOR WIR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PHASE /B MOTOR WIR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PHASE A MOTOR WIR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PHASE /A MOTOR WIR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table:number-columns-repeated="6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INPUT 1(DB25 PIN 10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INPUT 2(DB25 PIN 11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INPUT 3(DB25 PIN 12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INPUT 4(DB25 PIN 13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OUTPUT 1(DB25 PIN 17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OUTPUT 2(DB25 PIN 1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VFD GROU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VFD OUTPU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VFD +10VD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DISABLE INPUT (E-STOP)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SUPPLY+18-50VD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POWER SUPPLY G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2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5:02:37.9980580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4-10T19:33:07</meta:creation-date>
    <dc:date>2016-06-23T15:28:53.658654119</dc:date>
    <dc:language>de-DE</dc:language>
    <meta:editing-cycles>7</meta:editing-cycles>
    <meta:editing-duration>PT41M42S</meta:editing-duration>
    <dc:creator>miloh </dc:creator>
    <meta:document-statistic meta:table-count="3" meta:cell-count="191" meta:object-count="0"/>
    <meta:user-defined meta:name="Info 1"/>
    <meta:user-defined meta:name="Info 2"/>
    <meta:user-defined meta:name="Info 3"/>
    <meta:user-defined meta:name="Info 4"/>
  </office:meta>
</office:document-meta>
</file>